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40.8pt"/>
    </style:style>
    <style:style style:name="co6" style:family="table-column">
      <style:table-column-properties fo:break-before="auto" style:column-width="88.5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29.65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139.41pt"/>
    </style:style>
    <style:style style:name="co22" style:family="table-column">
      <style:table-column-properties fo:break-before="auto" style:column-width="333.1pt"/>
    </style:style>
    <style:style style:name="co2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orda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hlop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frotyphlops</text:p>
          </table:table-cell>
          <table:table-cell table:number-columns-repeated="4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frotyphlops schlegelii</text:p>
          </table:table-cell>
          <table:table-cell office:value-type="string" calcext:value-type="string">
            <text:p>(Bianconi, 1847) 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frotyphlops</text:p>
          </table:table-cell>
          <table:table-cell office:value-type="string" calcext:value-type="string">
            <text:p>schlegelii</text:p>
          </table:table-cell>
          <table:table-cell table:number-columns-repeated="3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21" table:number-columns-repeated="12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GSD8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GSD8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infraspecies with the same author st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GSD8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infraspecies with the same author string</text:p>
          </table:table-cell>
        </table:table-row>
      </table:table>
      <table:table table:name="VernacularName" table:style-name="ta1">
        <table:table-column table:style-name="co2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1:45:02.389449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1:51:06.495464550</dc:date>
    <meta:editing-duration>PT12M41S</meta:editing-duration>
    <meta:editing-cycles>3</meta:editing-cycles>
    <meta:generator>LibreOffice/6.0.7.3$Linux_X86_64 LibreOffice_project/00m0$Build-3</meta:generator>
    <meta:document-statistic meta:table-count="9" meta:cell-count="165" meta:object-count="0"/>
  </office:meta>
</office:document-meta>
</file>